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a1e5b" officeooo:paragraph-rsid="001a1e5b" style:font-size-asian="10pt" style:font-size-complex="10pt"/>
    </style:style>
    <style:style style:name="P2" style:family="paragraph" style:parent-style-name="Standard">
      <style:text-properties fo:color="#000000" fo:font-size="16pt" officeooo:rsid="002fdeb5" officeooo:paragraph-rsid="002fdeb5" style:font-size-asian="16pt" style:font-size-complex="16pt"/>
    </style:style>
    <style:style style:name="P3" style:family="paragraph" style:parent-style-name="Standard" style:list-style-name="L1">
      <style:text-properties fo:font-size="12pt" officeooo:rsid="00366cef" officeooo:paragraph-rsid="00366cef" style:font-size-asian="12pt" style:font-size-complex="12pt"/>
    </style:style>
    <style:style style:name="P4" style:family="paragraph" style:parent-style-name="Standard" style:list-style-name="L1">
      <style:text-properties fo:font-size="12pt" officeooo:rsid="00368b7a" officeooo:paragraph-rsid="00368b7a" style:font-size-asian="12pt" style:font-size-complex="12pt"/>
    </style:style>
    <style:style style:name="P5" style:family="paragraph" style:parent-style-name="Standard">
      <style:text-properties fo:font-size="12pt" officeooo:rsid="00368b7a" officeooo:paragraph-rsid="00368b7a" style:font-size-asian="12pt" style:font-size-complex="12pt"/>
    </style:style>
    <style:style style:name="P6" style:family="paragraph" style:parent-style-name="Standard" style:list-style-name="L1">
      <style:text-properties fo:font-size="12pt" officeooo:rsid="0037d66c" officeooo:paragraph-rsid="0037d66c" style:font-size-asian="12pt" style:font-size-complex="12pt"/>
    </style:style>
    <style:style style:name="P7" style:family="paragraph" style:parent-style-name="Standard">
      <style:text-properties fo:font-size="12pt" officeooo:rsid="0037d66c" officeooo:paragraph-rsid="0037d66c" style:font-size-asian="12pt" style:font-size-complex="12pt"/>
    </style:style>
    <style:style style:name="T1" style:family="text">
      <style:text-properties officeooo:rsid="00368b7a"/>
    </style:style>
    <style:style style:name="T2" style:family="text">
      <style:text-properties officeooo:rsid="0037d66c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nAH <text:span text:style-name="T2">A</text:span>genda</text:p>
      <text:p text:style-name="P1"/>
      <text:list xml:id="list8741868663579724383" text:style-name="L1">
        <text:list-item>
          <text:p text:style-name="P3">What has been done</text:p>
          <text:list>
            <text:list-item>
              <text:p text:style-name="P3">Talk more about the database - Show how to alter, delete, and recreate database</text:p>
            </text:list-item>
            <text:list-item>
              <text:p text:style-name="P3">Talk about the Trello work flow <text:span text:style-name="T2">and spreadsheet</text:span></text:p>
            </text:list-item>
            <text:list-item>
              <text:p text:style-name="P3">Show where the backups are</text:p>
            </text:list-item>
            <text:list-item>
              <text:p text:style-name="P3">Show Placeholder on FSD page </text:p>
            </text:list-item>
            <text:list-item>
              <text:p text:style-name="P3">Talk about arrays and how they work</text:p>
            </text:list-item>
            <text:list-item>
              <text:p text:style-name="P3">Explain what <text:span text:style-name="T1">is </text:span>the ‘Best Programming Practice’ <text:span text:style-name="T1">documentation</text:span></text:p>
            </text:list-item>
            <text:list-item>
              <text:p text:style-name="P4">ARD <text:span text:style-name="T2">and FSD </text:span>can load/edit/save faculty information, courses taught, and contributions</text:p>
            </text:list-item>
          </text:list>
        </text:list-item>
      </text:list>
      <text:p text:style-name="P5"/>
      <text:list xml:id="list174036103196728" text:continue-numbering="true" text:style-name="L1">
        <text:list-item>
          <text:p text:style-name="P3">What is being worked on</text:p>
          <text:list>
            <text:list-item>
              <text:p text:style-name="P3">Loading information on ARD print page</text:p>
            </text:list-item>
            <text:list-item>
              <text:p text:style-name="P4">Loading information on FSD print page</text:p>
            </text:list-item>
            <text:list-item>
              <text:p text:style-name="P6">Making RCP a usable page.</text:p>
            </text:list-item>
          </text:list>
        </text:list-item>
      </text:list>
      <text:p text:style-name="P7"/>
      <text:list xml:id="list174036896831535" text:continue-numbering="true" text:style-name="L1">
        <text:list-item>
          <text:p text:style-name="P3">What is planned for the future</text:p>
          <text:list>
            <text:list-item>
              <text:p text:style-name="P3">What will the CV do?</text:p>
            </text:list-item>
            <text:list-item>
              <text:p text:style-name="P3">What type of reports will there be?</text:p>
            </text:list-item>
            <text:list-item>
              <text:p text:style-name="P3">When ARD Print and FSD Print pages are done, should admin be able to print the faculties pages?</text:p>
            </text:list-item>
            <text:list-item>
              <text:p text:style-name="P3">Can a delete button be added on courses taught and contributions?</text:p>
            </text:list-item>
            <text:list-item>
              <text:p text:style-name="P3">Can Faculty change their own Status?</text:p>
            </text:list-item>
            <text:list-item>
              <text:p text:style-name="P3">We will need to discuss validation hopefully so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0:25:40.336506914</meta:creation-date>
    <dc:date>2018-06-24T17:40:34.827510613</dc:date>
    <meta:editing-duration>P2DT14H57M12S</meta:editing-duration>
    <meta:editing-cycles>8</meta:editing-cycles>
    <meta:generator>LibreOffice/5.1.6.2$Linux_X86_64 LibreOffice_project/10m0$Build-2</meta:generator>
    <meta:print-date>2018-06-12T19:04:13.171739483</meta:print-date>
    <meta:document-statistic meta:table-count="0" meta:image-count="0" meta:object-count="0" meta:page-count="1" meta:paragraph-count="20" meta:word-count="166" meta:character-count="884" meta:non-whitespace-character-count="756"/>
  </office:meta>
</office:document-meta>
</file>